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968f" officeooo:paragraph-rsid="00145604"/>
    </style:style>
    <style:style style:name="P2" style:family="paragraph" style:parent-style-name="Standard">
      <style:text-properties officeooo:rsid="001351dc" officeooo:paragraph-rsid="001351dc"/>
    </style:style>
    <style:style style:name="P3" style:family="paragraph" style:parent-style-name="Standard">
      <style:text-properties officeooo:rsid="00145604" officeooo:paragraph-rsid="00145604"/>
    </style:style>
    <style:style style:name="T1" style:family="text">
      <style:text-properties officeooo:rsid="001351dc"/>
    </style:style>
    <style:style style:name="T2" style:family="text">
      <style:text-properties officeooo:rsid="00145604"/>
    </style:style>
    <style:style style:name="T3" style:family="text">
      <style:text-properties officeooo:rsid="00153581"/>
    </style:style>
    <style:style style:name="T4" style:family="text">
      <style:text-properties officeooo:rsid="001580a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scribe open-ended prefetcher</text:p>
      <text:p text:style-name="P2"/>
      <text:p text:style-name="P2">For the open-ended prefetcher, we used a global history buffer (GHB) inspired approach. Our structure for the prefetcher consists of a global history FIFO queue, implented as a linked list, and a separate two-element queue containing the most recently observed cache accesses. Th<text:span text:style-name="T2">is</text:span> prefetcher works on deltas between subsequent memory access addresses in order to account for sequential and incrementing access patterns. On every call to the prefetch algorithm, both the two-element queue and the global FIFO queue are updated <text:span text:style-name="T2">with a delta calculated from</text:span> the <text:span text:style-name="T2">current </text:span>access address. The global FIFO queue is <text:span text:style-name="T2">then </text:span>searched in reverse order for <text:span text:style-name="T2">the first</text:span> pattern that matches the two-element queue. If discovered, the <text:span text:style-name="T2">linked list element</text:span> before the matched two-element queue is taken as the delta to add to the current access address to yield the prefetch address. <text:span text:style-name="T2">Essentially, this algorithm works on the principle of pattern matching, partially similar in idea to the GaP branch prediction pattern matcher. This prefetching algorithm is capable of accurately predicting memory access patterns that have alternating deltas, a case that would cause stride to fail due to the irregular location accesses. This algorithm is also scalable because both the global history FIFO queue could be increased or the two-element queue could be made deeper. We have chosen these sizes to work well with the cache specified in cache-lru-openend.cfg. A CACTI simulation was used to analyze the physical overhead introduced by this prefetcher. </text:span></text:p>
      <text:p text:style-name="P2"/>
      <text:p text:style-name="P1">Cache:</text:p>
      <text:p text:style-name="P1"><text:tab/>Data</text:p>
      <text:p text:style-name="P1"><text:tab/><text:tab/>Height(mm) : 0.258213</text:p>
      <text:p text:style-name="P1"><text:tab/><text:tab/>Width(mm) <text:s/>: 0.186667</text:p>
      <text:p text:style-name="P1"><text:tab/><text:tab/>Area(mm2) <text:s/>: 0.0481999</text:p>
      <text:p text:style-name="P1"><text:tab/><text:tab/>Total dynamic read energy (nJ) : 0.0181207</text:p>
      <text:p text:style-name="P1"><text:tab/><text:tab/><text:span text:style-name="T1">Time (ns) : 0.28507</text:span></text:p>
      <text:p text:style-name="P1"><text:tab/>Tag</text:p>
      <text:p text:style-name="P1"><text:tab/><text:tab/>Height(mm): 0.0369555</text:p>
      <text:p text:style-name="P1"><text:tab/><text:tab/>Width(mm) : 0.0211796</text:p>
      <text:p text:style-name="P1"><text:tab/><text:tab/>Area(mm2) : 0.000782704</text:p>
      <text:p text:style-name="P1"><text:tab/><text:tab/>Total dynamic read energy (nJ) : 0.000409321</text:p>
      <text:p text:style-name="P1"><text:tab/><text:tab/><text:span text:style-name="T1">Tag (ns) : 0.155352</text:span></text:p>
      <text:p text:style-name="P1"/>
      <text:p text:style-name="P1">Prefetcher</text:p>
      <text:p text:style-name="P1"><text:tab/>Access time(ns) : 0.118515</text:p>
      <text:p text:style-name="P1"><text:tab/>Total dynamic read energy (nJ) : 0.000312963</text:p>
      <text:p text:style-name="P1"><text:tab/>Total leakage power of bank (mW) : 0.0286315</text:p>
      <text:p text:style-name="P1"><text:tab/>Height by width (mm) : 0.0196443 x 0.0130175</text:p>
      <text:p text:style-name="P1"/>
      <text:p text:style-name="P3">Evident in the above results, the prefetcher adds <text:span text:style-name="T4">slight</text:span> overhead. <text:span text:style-name="T4">T</text:span>he amount of extra power lost <text:span text:style-name="T4">and additional area required </text:span>is on the order of a<text:span text:style-name="T4">nother tag structure</text:span> using the specified cache. However, the prefetcher does introduce extra delay <text:span text:style-name="T4">also</text:span> <text:span text:style-name="T4">on </text:span>the order of a tag access, which is comparable to the data access time of the cache. If the prefetcher is activated on every cache access, the total access time would be increased about (0.118515 / (0.28507 + 0.155352)) = 27%. Given that the prefetcher decreases the average miss rate between the three microbenchmarks to below 2.1% from a baseline average miss <text:span text:style-name="T3">rate of about 2.3%, it may be more beneficial to include the prefetcher if time penalties are substantial for a miss rate. Hence, the decision to include the prefetcher depends heavily on the data transmission time between the L2 cache, the access time of the L2 cache, and the time penalty resulting from L1 and L2 miss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0T21:27:27.959949601</meta:creation-date>
    <dc:date>2016-11-20T22:15:17.810050002</dc:date>
    <meta:editing-duration>PT17M28S</meta:editing-duration>
    <meta:editing-cycles>3</meta:editing-cycles>
    <meta:generator>LibreOffice/4.3.3.2$Linux_X86_64 LibreOffice_project/430m0$Build-2</meta:generator>
    <meta:document-statistic meta:table-count="0" meta:image-count="0" meta:object-count="0" meta:page-count="1" meta:paragraph-count="21" meta:word-count="470" meta:character-count="2957" meta:non-whitespace-character-count="2478"/>
  </office:meta>
</office:document-meta>
</file>